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06cm"/>
    </style:style>
    <style:style style:name="Tabla1.B" style:family="table-column">
      <style:table-column-properties style:column-width="8.077cm"/>
    </style:style>
    <style:style style:name="Tabla1.C" style:family="table-column">
      <style:table-column-properties style:column-width="7.863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4.512cm" table:align="left"/>
    </style:style>
    <style:style style:name="Tabla2.A" style:family="table-column">
      <style:table-column-properties style:column-width="2.859cm"/>
    </style:style>
    <style:style style:name="Tabla2.B" style:family="table-column">
      <style:table-column-properties style:column-width="5.6cm"/>
    </style:style>
    <style:style style:name="Tabla2.C" style:family="table-column">
      <style:table-column-properties style:column-width="6.052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0"/>
    </style:style>
    <style:style style:name="P2" style:family="paragraph" style:parent-style-name="Heading_20_1">
      <style:text-properties fo:color="#000000"/>
    </style:style>
    <style:style style:name="P3" style:family="paragraph" style:parent-style-name="Heading_20_1">
      <style:paragraph-properties fo:margin-left="0cm" fo:margin-right="0cm" fo:line-height="125%" fo:text-indent="0cm" style:auto-text-indent="false"/>
      <style:text-properties fo:color="#000000"/>
    </style:style>
    <style:style style:name="P4" style:family="paragraph" style:parent-style-name="Heading_20_1">
      <style:paragraph-properties fo:margin-left="0cm" fo:margin-right="0cm" fo:margin-top="0cm" fo:margin-bottom="0cm" fo:line-height="125%" fo:text-indent="0cm" style:auto-text-indent="false"/>
      <style:text-properties fo:color="#000000"/>
    </style:style>
    <style:style style:name="P5" style:family="paragraph" style:parent-style-name="Heading_20_1">
      <style:paragraph-properties fo:margin-left="0cm" fo:margin-right="0cm" fo:line-height="125%" fo:text-indent="0cm" style:auto-text-indent="false" fo:padding="0cm" fo:border="none"/>
      <style:text-properties fo:color="#000000"/>
    </style:style>
    <style:style style:name="P6" style:family="paragraph" style:parent-style-name="Table_20_Heading">
      <style:paragraph-properties fo:margin-top="0cm" fo:margin-bottom="0cm"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cm" fo:text-align="start" style:justify-single-word="false"/>
    </style:style>
    <style:style style:name="P9" style:family="paragraph" style:parent-style-name="Text_20_body">
      <style:paragraph-properties fo:margin-top="0cm" fo:margin-bottom="0cm" fo:line-height="125%"/>
    </style:style>
    <style:style style:name="P10" style:family="paragraph" style:parent-style-name="Text_20_body">
      <style:paragraph-properties fo:margin-top="0cm" fo:margin-bottom="0cm" fo:line-height="125%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fo:line-height="125%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cm" fo:line-height="125%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fo:line-height="125%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margin-top="0cm" fo:margin-bottom="0cm" fo:line-height="125%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margin-top="0cm" fo:margin-bottom="0cm" fo:line-height="125%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margin-top="0cm" fo:margin-bottom="0cm" fo:line-height="125%" fo:text-indent="0cm" style:auto-text-indent="false"/>
    </style:style>
    <style:style style:name="P17" style:family="paragraph" style:parent-style-name="Text_20_body" style:list-style-name="L7">
      <style:paragraph-properties fo:margin-left="0cm" fo:margin-right="0cm" fo:margin-top="0cm" fo:margin-bottom="0cm" fo:line-height="125%" fo:text-indent="0cm" style:auto-text-indent="false"/>
    </style:style>
    <style:style style:name="P18" style:family="paragraph" style:parent-style-name="Text_20_body" style:list-style-name="L8">
      <style:paragraph-properties fo:margin-left="0cm" fo:margin-right="0cm" fo:margin-top="0cm" fo:margin-bottom="0cm" fo:line-height="125%" fo:text-indent="0cm" style:auto-text-indent="false"/>
    </style:style>
    <style:style style:name="P19" style:family="paragraph" style:parent-style-name="Text_20_body" style:list-style-name="L9">
      <style:paragraph-properties fo:margin-left="0cm" fo:margin-right="0cm" fo:margin-top="0cm" fo:margin-bottom="0cm" fo:line-height="125%" fo:text-indent="0cm" style:auto-text-indent="false" fo:padding="0cm" fo:border="none"/>
    </style:style>
    <style:style style:name="P20" style:family="paragraph" style:parent-style-name="Text_20_body" style:list-style-name="L10">
      <style:paragraph-properties fo:margin-left="0cm" fo:margin-right="0cm" fo:margin-top="0cm" fo:margin-bottom="0cm" fo:line-height="125%" fo:text-indent="0cm" style:auto-text-indent="false" fo:padding="0cm" fo:border="none"/>
    </style:style>
    <style:style style:name="T1" style:family="text">
      <style:text-properties fo:color="#b8c5c9"/>
    </style:style>
    <style:style style:name="T2" style:family="text">
      <style:text-properties fo:color="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bookmark text:name="post-title-t3_1klv7e3"/>13. ﾸﾏ Timeline de Verificación SQE (2030–2040) --Satira--</text:h>
      <text:section text:style-name="Sect1" text:name="t3_1klv7e3-post-rtjson-content">
        <text:h text:style-name="P4" text:outline-level="1">"SQE: La Hoja de Ruta Hacia la Gloria (o el Olvido) – 2025-2040"</text:h>
        <text:p text:style-name="P9"><text:span text:style-name="Emphasis"><text:span text:style-name="T2">(Un plan quincenal para revolucionar la física... o morir en el intento)</text:span></text:span></text:p>
        <text:h text:style-name="P3" text:outline-level="1">? Fase 0: Los Años de Teoría y Café (2025-2030)</text:h>
        <text:p text:style-name="P9"><text:span text:style-name="Strong_20_Emphasis"><text:span text:style-name="T2">Objetivo:</text:span></text:span><text:span text:style-name="T2"> </text:span><text:span text:style-name="Emphasis"><text:span text:style-name="T2">"Convencer a suficientes físicos de que no estamos locos"</text:span></text:span></text:p>
        <text:h text:style-name="P3" text:outline-level="1">Tareas Clave:</text:h>
        <text:list xml:id="list1634644006115139581" text:style-name="L1">
          <text:list-item>
            <text:p text:style-name="P11"><text:span text:style-name="Strong_20_Emphasis"><text:span text:style-name="T2">Consolidar el marco teórico:</text:span></text:span></text:p>
            <text:list>
              <text:list-item>
                <text:p text:style-name="P11"><text:span text:style-name="Emphasis"><text:span text:style-name="T2">"Traducir metáforas cuánticas a ecuaciones que parezcan serias."</text:span></text:span></text:p>
              </text:list-item>
              <text:list-item>
                <text:p text:style-name="P11"><text:span text:style-name="Emphasis"><text:span text:style-name="T2">"Incluir al menos 10 diagramas de Feynman no verificables."</text:span></text:span></text:p>
              </text:list-item>
            </text:list>
          </text:list-item>
          <text:list-item>
            <text:p text:style-name="P11"><text:span text:style-name="Strong_20_Emphasis"><text:span text:style-name="T2">Diseñar protocolos para medir</text:span></text:span><text:span text:style-name="T2"> </text:span><text:span text:style-name="Emphasis"><text:span text:style-name="Strong_20_Emphasis"><text:span text:style-name="T2">c(t), G(t), h(t)</text:span></text:span></text:span><text:span text:style-name="Strong_20_Emphasis"><text:span text:style-name="T2">:</text:span></text:span></text:p>
            <text:list>
              <text:list-item>
                <text:p text:style-name="P11"><text:span text:style-name="Emphasis"><text:span text:style-name="T2">"Si las constantes varían, ¿cómo demonios las medimos sin que se note el error experimental?"</text:span></text:span></text:p>
              </text:list-item>
            </text:list>
          </text:list-item>
          <text:list-item>
            <text:p text:style-name="P11"><text:span text:style-name="Strong_20_Emphasis"><text:span text:style-name="T2">Simulaciones galácticas con</text:span></text:span><text:span text:style-name="T2"> </text:span><text:span text:style-name="Emphasis"><text:span text:style-name="Strong_20_Emphasis"><text:span text:style-name="T2">G(t) variable</text:span></text:span></text:span><text:span text:style-name="T2">**:**</text:span></text:p>
            <text:list>
              <text:list-item>
                <text:p text:style-name="P11"><text:span text:style-name="Emphasis"><text:span text:style-name="T2">"Modificar código de IllustrisTNG para que G sea inconstante… como el clima."</text:span></text:span></text:p>
              </text:list-item>
            </text:list>
          </text:list-item>
          <text:list-item>
            <text:p text:style-name="P11"><text:span text:style-name="Strong_20_Emphasis"><text:span text:style-name="T2">Publicar papers teóricos:</text:span></text:span></text:p>
            <text:list>
              <text:list-item>
                <text:p text:style-name="P11"><text:span text:style-name="Emphasis"><text:span text:style-name="T2">Título sugerido:</text:span></text:span><text:span text:style-name="T2"> </text:span><text:span text:style-name="Emphasis"><text:span text:style-name="T2">"SQE: ¿Por qué el Higgs es solo una fase adolescente del vacío?"</text:span></text:span></text:p>
              </text:list-item>
            </text:list>
          </text:list-item>
        </text:list>
        <text:p text:style-name="P9"><text:span text:style-name="Strong_20_Emphasis"><text:span text:style-name="T2">Riesgos:</text:span></text:span></text:p>
        <text:list xml:id="list7989120989738513987" text:style-name="L2">
          <text:list-item>
            <text:p text:style-name="P12"><text:span text:style-name="Emphasis"><text:span text:style-name="T2">Que alguien demuestre que SQE viola la termodinámica.</text:span></text:span></text:p>
          </text:list-item>
          <text:list-item>
            <text:p text:style-name="P12"><text:span text:style-name="Emphasis"><text:span text:style-name="T2">Que un reviewer comente "Interesting but speculative" y lo rechace.</text:span></text:span></text:p>
          </text:list-item>
        </text:list>
        <text:h text:style-name="P3" text:outline-level="1">? Fase 1: Cacería de Constantes (2030-2033)</text:h>
        <text:p text:style-name="P9"><text:span text:style-name="Strong_20_Emphasis"><text:span text:style-name="T2">Objetivo:</text:span></text:span><text:span text:style-name="T2"> </text:span><text:span text:style-name="Emphasis"><text:span text:style-name="T2">"Encontrar pruebas de que *c*, G o *h* han cambiado… o enterrar el tema."</text:span></text:span></text:p>
        <text:h text:style-name="P3" text:outline-level="1">Experimentos Clave:</text:h>
        <text:list xml:id="list4514584781514054908" text:style-name="L3">
          <text:list-item>
            <text:p text:style-name="P13"><text:span text:style-name="Strong_20_Emphasis"><text:span text:style-name="T2">Telescopios Webb, Roman y otros:</text:span></text:span></text:p>
            <text:list>
              <text:list-item>
                <text:p text:style-name="P13"><text:span text:style-name="Emphasis"><text:span text:style-name="T2">"Analizar espectros de galaxias viejas como si fueran el historial médico del </text:span></text:span><text:soft-page-break/><text:span text:style-name="Emphasis"><text:span text:style-name="T2">universo."</text:span></text:span></text:p>
              </text:list-item>
              <text:list-item>
                <text:p text:style-name="P13"><text:span text:style-name="Emphasis"><text:span text:style-name="T2">"Si α (constante de estructura fina) varía, SQE gana puntos."</text:span></text:span></text:p>
              </text:list-item>
            </text:list>
          </text:list-item>
          <text:list-item>
            <text:p text:style-name="P13"><text:span text:style-name="Strong_20_Emphasis"><text:span text:style-name="T2">Relojes atómicos avanzados (GPS-3, ópticos):</text:span></text:span></text:p>
            <text:list>
              <text:list-item>
                <text:p text:style-name="P13"><text:span text:style-name="Emphasis"><text:span text:style-name="T2">"Si *c* o *h* fluctúan, los relojes se atrasarán… o adelantarán… o explotarán."</text:span></text:span></text:p>
              </text:list-item>
            </text:list>
          </text:list-item>
        </text:list>
        <text:p text:style-name="P9"><text:span text:style-name="Strong_20_Emphasis"><text:span text:style-name="T2">Posibles Resultados:</text:span></text:span></text:p>
        <text:list xml:id="list4691618496381460569" text:style-name="L4">
          <text:list-item>
            <text:p text:style-name="P14"><text:span text:style-name="Emphasis"><text:span text:style-name="T2">"¡Variación detectada! SQE es genial."</text:span></text:span></text:p>
          </text:list-item>
          <text:list-item>
            <text:p text:style-name="P14"><text:span text:style-name="T2">*"Nada cambia. SQE: </text:span><text:span text:style-name="Emphasis"><text:span text:style-name="T2">Bueno, quizá solo G varía muy poquito..."</text:span></text:span></text:p>
          </text:list-item>
        </text:list>
        <text:h text:style-name="P3" text:outline-level="1">? Fase 2: Simulaciones o Ficción (2033-2036)</text:h>
        <text:p text:style-name="P9"><text:span text:style-name="Strong_20_Emphasis"><text:span text:style-name="T2">Objetivo:</text:span></text:span><text:span text:style-name="T2"> </text:span><text:span text:style-name="Emphasis"><text:span text:style-name="T2">"¿Pueden las galaxias existir sin materia oscura, o estamos mintiendo?"</text:span></text:span></text:p>
        <text:h text:style-name="P3" text:outline-level="1">Estrategia:</text:h>
        <text:list xml:id="list4007743321576357630" text:style-name="L5">
          <text:list-item>
            <text:p text:style-name="P15"><text:span text:style-name="Strong_20_Emphasis"><text:span text:style-name="T2">Correr simulaciones con</text:span></text:span><text:span text:style-name="T2"> </text:span><text:span text:style-name="Emphasis"><text:span text:style-name="Strong_20_Emphasis"><text:span text:style-name="T2">G(t) variable</text:span></text:span></text:span><text:span text:style-name="T2">**:**</text:span></text:p>
            <text:list>
              <text:list-item>
                <text:p text:style-name="P15"><text:span text:style-name="Emphasis"><text:span text:style-name="T2">"Si las galaxias virtuales se parecen a las reales, la materia oscura está en problemas."</text:span></text:span></text:p>
              </text:list-item>
              <text:list-item>
                <text:p text:style-name="P15"><text:span text:style-name="Emphasis"><text:span text:style-name="T2">"Si no, añadir más parámetros libres y decir es un primer intento."</text:span></text:span></text:p>
              </text:list-item>
            </text:list>
          </text:list-item>
          <text:list-item>
            <text:p text:style-name="P15"><text:span text:style-name="Strong_20_Emphasis"><text:span text:style-name="T2">Comparar con datos de DESI, Euclid y LSST:</text:span></text:span></text:p>
            <text:list>
              <text:list-item>
                <text:p text:style-name="P15"><text:span text:style-name="Emphasis"><text:span text:style-name="T2">"Si las estructuras a gran escala coinciden, SQE se vuelve mainstream."</text:span></text:span></text:p>
              </text:list-item>
              <text:list-item>
                <text:p text:style-name="P15"><text:span text:style-name="Emphasis"><text:span text:style-name="T2">"Si no, culpar a la resolución de las simulaciones."</text:span></text:span></text:p>
              </text:list-item>
            </text:list>
          </text:list-item>
        </text:list>
        <text:p text:style-name="P9"><text:span text:style-name="Strong_20_Emphasis"><text:span text:style-name="T2">Frase de emergencia:</text:span></text:span><text:span text:style-name="T2"><text:line-break/></text:span><text:span text:style-name="Emphasis"><text:span text:style-name="T2">"La materia oscura es solo una muleta teórica… ¿no?"</text:span></text:span></text:p>
        <text:h text:style-name="P3" text:outline-level="1">⚛️ Fase 3: El Vacío Cuántico es Más Raro de lo que Pensábamos (2036-2038)</text:h>
        <text:p text:style-name="P9"><text:span text:style-name="Strong_20_Emphasis"><text:span text:style-name="T2">Objetivo:</text:span></text:span><text:span text:style-name="T2"> </text:span><text:span text:style-name="Emphasis"><text:span text:style-name="T2">"Demostrar que el vacío tiene estructura… o admitir que es aburrido."</text:span></text:span></text:p>
        <text:h text:style-name="P3" text:outline-level="1">Experimentos de Alto Riesgo:</text:h>
        <text:list xml:id="list1793467014964753325" text:style-name="L6">
          <text:list-item>
            <text:p text:style-name="P16"><text:span text:style-name="Strong_20_Emphasis"><text:span text:style-name="T2">Cavidades superconductoras ultra sensibles:</text:span></text:span></text:p>
            <text:list>
              <text:list-item>
                <text:p text:style-name="P16"><text:span text:style-name="Emphasis"><text:span text:style-name="T2">"Buscar fluctuaciones anómalas… o inventar una excusa si no se encuentran."</text:span></text:span></text:p>
              </text:list-item>
            </text:list>
          </text:list-item>
          <text:list-item>
            <text:p text:style-name="P16"><text:span text:style-name="Strong_20_Emphasis"><text:span text:style-name="T2">Efecto Casimir modificado:</text:span></text:span></text:p>
            <text:list>
              <text:list-item>
                <text:p text:style-name="P16"><text:span text:style-name="Emphasis"><text:span text:style-name="T2">"Si el vacío empuja distinto de lo esperado, SQE gana."</text:span></text:span></text:p>
              </text:list-item>
            </text:list>
          </text:list-item>
        </text:list>
        <text:p text:style-name="P9"><text:span text:style-name="Strong_20_Emphasis"><text:span text:style-name="T2">Posibles Resultados:</text:span></text:span></text:p>
        <text:list xml:id="list5511903085090483272" text:style-name="L7">
          <text:list-item>
            <text:p text:style-name="P17"><text:span text:style-name="Emphasis"><text:span text:style-name="T2">"¡El vacío hace algo raro! SQE tenía razón."</text:span></text:span></text:p>
          </text:list-item>
          <text:list-item>
            <text:p text:style-name="P17"><text:span text:style-name="Emphasis"><text:span text:style-name="T2">"Nada. Bueno, el vacío es aburrido… pero la teoría sigue elegante."</text:span></text:span></text:p>
          </text:list-item>
        </text:list>
        <text:h text:style-name="P3" text:outline-level="1"><text:soft-page-break/>? Fase 4: El Modelo Estándar 2.0 (2038-2040)</text:h>
        <text:p text:style-name="P9"><text:span text:style-name="Strong_20_Emphasis"><text:span text:style-name="T2">Objetivo:</text:span></text:span><text:span text:style-name="T2"> </text:span><text:span text:style-name="Emphasis"><text:span text:style-name="T2">"Integrar SQE con el Modelo Estándar… o reinventar la física."</text:span></text:span></text:p>
        <text:h text:style-name="P3" text:outline-level="1">Pasos (Si Todo Sale Bien):</text:h>
        <text:list xml:id="list7377451534785119609" text:style-name="L8">
          <text:list-item>
            <text:p text:style-name="P18"><text:span text:style-name="Strong_20_Emphasis"><text:span text:style-name="T2">Ruptura de simetría SQE → SU(3)xSU(2)xU(1):</text:span></text:span></text:p>
            <text:list>
              <text:list-item>
                <text:p text:style-name="P18"><text:span text:style-name="Emphasis"><text:span text:style-name="T2">"Explicar cómo de fotones salen quarks… sin magia."</text:span></text:span></text:p>
              </text:list-item>
            </text:list>
          </text:list-item>
          <text:list-item>
            <text:p text:style-name="P18"><text:span text:style-name="Strong_20_Emphasis"><text:span text:style-name="T2">Generación de masas sin Higgs:</text:span></text:span></text:p>
            <text:list>
              <text:list-item>
                <text:p text:style-name="P18"><text:span text:style-name="Emphasis"><text:span text:style-name="T2">"El Higgs era solo una aproximación… lo siento, Peter."</text:span></text:span></text:p>
              </text:list-item>
            </text:list>
          </text:list-item>
          <text:list-item>
            <text:p text:style-name="P18"><text:span text:style-name="Strong_20_Emphasis"><text:span text:style-name="T2">Publicar el</text:span></text:span><text:span text:style-name="T2"> </text:span><text:span text:style-name="Emphasis"><text:span text:style-name="Strong_20_Emphasis"><text:span text:style-name="T2">Modelo SQE Estándar</text:span></text:span></text:span><text:span text:style-name="T2">**:**</text:span></text:p>
            <text:list>
              <text:list-item>
                <text:p text:style-name="P18"><text:span text:style-name="Emphasis"><text:span text:style-name="T2">Título provisional:</text:span></text:span><text:span text:style-name="T2"> </text:span><text:span text:style-name="Emphasis"><text:span text:style-name="T2">"El Universo como Sistema Emergente: Adiós a las Constantes Fijas"</text:span></text:span></text:p>
              </text:list-item>
            </text:list>
          </text:list-item>
        </text:list>
        <text:p text:style-name="P9"><text:span text:style-name="Strong_20_Emphasis"><text:span text:style-name="T2">Dificultad:</text:span></text:span><text:span text:style-name="T2"> </text:span><text:span text:style-name="Emphasis"><text:span text:style-name="T2">"Extremadamente alta"</text:span></text:span><text:span text:style-name="T2"> (traducción: </text:span><text:span text:style-name="Emphasis"><text:span text:style-name="T2">"Rezar a Feynman"</text:span></text:span><text:span text:style-name="T2">).</text:span></text:p>
        <text:h text:style-name="P3" text:outline-level="1">? Hitos Críticos: Las Fechas que Importan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P6"><text:span text:style-name="Strong_20_Emphasis"><text:span text:style-name="T2">Año</text:span></text:span></text:p>
              </table:table-cell>
              <table:table-cell table:style-name="Tabla1.A1" office:value-type="string">
                <text:p text:style-name="P6"><text:span text:style-name="Strong_20_Emphasis"><text:span text:style-name="T2">Hito</text:span></text:span></text:p>
              </table:table-cell>
              <table:table-cell table:style-name="Tabla1.A1" office:value-type="string">
                <text:p text:style-name="P6"><text:span text:style-name="Strong_20_Emphasis"><text:span text:style-name="T2">Posibles Consecuencias</text:span></text:span></text:p>
              </table:table-cell>
            </table:table-row>
          </table:table-header-rows>
          <table:table-row>
            <table:table-cell table:style-name="Tabla1.A1" office:value-type="string">
              <text:p text:style-name="P8"><text:span text:style-name="Strong_20_Emphasis"><text:span text:style-name="T2">2033</text:span></text:span></text:p>
            </table:table-cell>
            <table:table-cell table:style-name="Tabla1.A1" office:value-type="string">
              <text:p text:style-name="P8"><text:span text:style-name="T2">  </text:span><text:span text:style-name="Emphasis"><text:span text:style-name="T2">G</text:span></text:span><text:span text:style-name="T2"> ¿Varían </text:span><text:span text:style-name="Emphasis"><text:span text:style-name="T2">c</text:span></text:span><text:span text:style-name="T2">, , </text:span><text:span text:style-name="Emphasis"><text:span text:style-name="T2">h</text:span></text:span><text:span text:style-name="T2">?</text:span></text:p>
            </table:table-cell>
            <table:table-cell table:style-name="Tabla1.A1" office:value-type="string">
              <text:p text:style-name="P8"><text:span text:style-name="Emphasis"><text:span text:style-name="T2">"SQE gana credibilidad… o se vuelve fringe."</text:span></text:span></text:p>
            </table:table-cell>
          </table:table-row>
          <table:table-row>
            <table:table-cell table:style-name="Tabla1.A1" office:value-type="string">
              <text:p text:style-name="P8"><text:span text:style-name="Strong_20_Emphasis"><text:span text:style-name="T2">2036</text:span></text:span></text:p>
            </table:table-cell>
            <table:table-cell table:style-name="Tabla1.A1" office:value-type="string">
              <text:p text:style-name="P7">¿Funcionan las simulaciones sin materia oscura?</text:p>
            </table:table-cell>
            <table:table-cell table:style-name="Tabla1.A1" office:value-type="string">
              <text:p text:style-name="P8"><text:span text:style-name="Emphasis"><text:span text:style-name="T2">"Los astrofísicos entran en crisis."</text:span></text:span></text:p>
            </table:table-cell>
          </table:table-row>
          <table:table-row>
            <table:table-cell table:style-name="Tabla1.A1" office:value-type="string">
              <text:p text:style-name="P8"><text:span text:style-name="Strong_20_Emphasis"><text:span text:style-name="T2">2038</text:span></text:span></text:p>
            </table:table-cell>
            <table:table-cell table:style-name="Tabla1.A1" office:value-type="string">
              <text:p text:style-name="P7">¿Hay anomalías en el vacío?</text:p>
            </table:table-cell>
            <table:table-cell table:style-name="Tabla1.A1" office:value-type="string">
              <text:p text:style-name="P8"><text:span text:style-name="Emphasis"><text:span text:style-name="T2">"Nobel o ridículo, no hay punto medio."</text:span></text:span></text:p>
            </table:table-cell>
          </table:table-row>
          <table:table-row>
            <table:table-cell table:style-name="Tabla1.A1" office:value-type="string">
              <text:p text:style-name="P8"><text:span text:style-name="Strong_20_Emphasis"><text:span text:style-name="T2">2040</text:span></text:span></text:p>
            </table:table-cell>
            <table:table-cell table:style-name="Tabla1.A1" office:value-type="string">
              <text:p text:style-name="P7">¿Modelo SQE Estándar?</text:p>
            </table:table-cell>
            <table:table-cell table:style-name="Tabla1.A1" office:value-type="string">
              <text:p text:style-name="P8"><text:span text:style-name="Emphasis"><text:span text:style-name="T2">"Nueva física… o otro paper olvidado."</text:span></text:span></text:p>
            </table:table-cell>
          </table:table-row>
        </table:table>
        <text:h text:style-name="P5" text:outline-level="1">? Estado Actual: Fe Versus Realidad</text:h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>
              <table:table-cell table:style-name="Tabla2.A1" office:value-type="string">
                <text:p text:style-name="P6"><text:span text:style-name="Strong_20_Emphasis"><text:span text:style-name="T2">Área</text:span></text:span></text:p>
              </table:table-cell>
              <table:table-cell table:style-name="Tabla2.A1" office:value-type="string">
                <text:p text:style-name="P6"><text:span text:style-name="Strong_20_Emphasis"><text:span text:style-name="T2">2025</text:span></text:span></text:p>
              </table:table-cell>
              <table:table-cell table:style-name="Tabla2.A1" office:value-type="string">
                <text:p text:style-name="P6"><text:span text:style-name="Strong_20_Emphasis"><text:span text:style-name="T2">Meta 2040</text:span></text:span></text:p>
              </table:table-cell>
            </table:table-row>
          </table:table-header-rows>
          <table:table-row>
            <table:table-cell table:style-name="Tabla2.A1" office:value-type="string">
              <text:p text:style-name="P8"><text:span text:style-name="Strong_20_Emphasis"><text:span text:style-name="T2">Teoría</text:span></text:span></text:p>
            </table:table-cell>
            <table:table-cell table:style-name="Tabla2.A1" office:value-type="string">
              <text:p text:style-name="P8"><text:span text:style-name="Emphasis"><text:span text:style-name="T2">"Avanzada (pero incompleta)"</text:span></text:span></text:p>
            </table:table-cell>
            <table:table-cell table:style-name="Tabla2.A1" office:value-type="string">
              <text:p text:style-name="P8"><text:span text:style-name="Emphasis"><text:span text:style-name="T2">"Formalizada (o descartada)"</text:span></text:span></text:p>
            </table:table-cell>
          </table:table-row>
          <table:table-row>
            <table:table-cell table:style-name="Tabla2.A1" office:value-type="string">
              <text:p text:style-name="P8"><text:span text:style-name="Strong_20_Emphasis"><text:span text:style-name="T2">Observaciones</text:span></text:span></text:p>
            </table:table-cell>
            <table:table-cell table:style-name="Tabla2.A1" office:value-type="string">
              <text:p text:style-name="P8"><text:span text:style-name="Emphasis"><text:span text:style-name="T2">"Empezando (con suerte)"</text:span></text:span></text:p>
            </table:table-cell>
            <table:table-cell table:style-name="Tabla2.A1" office:value-type="string">
              <text:p text:style-name="P8"><text:span text:style-name="Emphasis"><text:span text:style-name="T2">"Resultados concluyentes (o no)"</text:span></text:span></text:p>
            </table:table-cell>
          </table:table-row>
          <table:table-row>
            <table:table-cell table:style-name="Tabla2.A1" office:value-type="string">
              <text:p text:style-name="P8"><text:span text:style-name="Strong_20_Emphasis"><text:span text:style-name="T2">Simulaciones</text:span></text:span></text:p>
            </table:table-cell>
            <table:table-cell table:style-name="Tabla2.A1" office:value-type="string">
              <text:p text:style-name="P8"><text:span text:style-name="Emphasis"><text:span text:style-name="T2">"Diseño inicial (¿funcionará?)"</text:span></text:span></text:p>
            </table:table-cell>
            <table:table-cell table:style-name="Tabla2.A1" office:value-type="string">
              <text:p text:style-name="P8"><text:span text:style-name="Emphasis"><text:span text:style-name="T2">"Verificadas (o archivadas)"</text:span></text:span></text:p>
            </table:table-cell>
          </table:table-row>
          <table:table-row>
            <table:table-cell table:style-name="Tabla2.A1" office:value-type="string">
              <text:p text:style-name="P8"><text:span text:style-name="Strong_20_Emphasis"><text:span text:style-name="T2">Laboratorio</text:span></text:span></text:p>
            </table:table-cell>
            <table:table-cell table:style-name="Tabla2.A1" office:value-type="string">
              <text:p text:style-name="P8"><text:span text:style-name="Emphasis"><text:span text:style-name="T2">"Alta dificultad (¿imposible?)"</text:span></text:span></text:p>
            </table:table-cell>
            <table:table-cell table:style-name="Tabla2.A1" office:value-type="string">
              <text:p text:style-name="P8"><text:span text:style-name="Emphasis"><text:span text:style-name="T2">"Primeros resultados (o silencio)"</text:span></text:span></text:p>
            </table:table-cell>
          </table:table-row>
        </table:table>
        <text:h text:style-name="P5" text:outline-level="1">? Conclusión: ¿Revolución o Fiasco?</text:h>
        <text:list xml:id="list7894704491087800826" text:style-name="L9">
          <text:list-item>
            <text:p text:style-name="P19"><text:span text:style-name="Strong_20_Emphasis"><text:span text:style-name="T2">Si SQE tiene razón:</text:span></text:span></text:p>
            <text:list>
              <text:list-item>
                <text:p text:style-name="P19"><text:span text:style-name="Emphasis"><text:span text:style-name="T2">Gana el Nobel, se reescriben los libros de texto, y la materia oscura se vuelve meme.</text:span></text:span></text:p>
              </text:list-item>
            </text:list>
          </text:list-item>
          <text:list-item>
            <text:p text:style-name="P19"><text:span text:style-name="Strong_20_Emphasis"><text:span text:style-name="T2">Si está equivocada:</text:span></text:span></text:p>
            <text:list>
              <text:list-item>
                <text:p text:style-name="P19"><text:span text:style-name="Emphasis"><text:span text:style-name="T2">Se une al club de teorías elegantes pero falsas (como el éter o la Tierra plana).</text:span></text:span></text:p>
              </text:list-item>
            </text:list>
          </text:list-item>
        </text:list>
        <text:p text:style-name="P10"><text:span text:style-name="Strong_20_Emphasis"><text:span text:style-name="T2">Mientras tanto… los físicos tradicionales miran con escepticismo, pero guardan café por si acaso.</text:span></text:span></text:p>
        <text:p text:style-name="P10"><text:span text:style-name="T2">?</text:span><text:span text:style-name="Strong_20_Emphasis"><text:span text:style-name="T2"> ¿Te gustó? Suscríbete </text:span></text:span><text:span text:style-name="T2">a</text:span><text:span text:style-name="Emphasis"><text:span text:style-name="Strong_20_Emphasis"><text:span text:style-name="T2"> "SQE: La Teoría que tu Departamento de Física Odia</text:span></text:span></text:span><text:span text:style-name="Strong_20_Emphasis"><text:span text:style-name="T2">"</text:span></text:span><text:span text:style-name="T2">.<text:line-break/></text:span><text:soft-page-break/><text:span text:style-name="Emphasis"><text:span text:style-name="T2">(Porque en ciencia, a veces hay que arriesgarse a parecer un loco.)</text:span></text:span></text:p>
        <text:p text:style-name="P10"><text:span text:style-name="T2">?</text:span><text:span text:style-name="Strong_20_Emphasis"><text:span text:style-name="T2"> Bonus: Frases para motivar al equipo SQE</text:span></text:span><text:span text:style-name="T2">:</text:span></text:p>
        <text:list xml:id="list6732380139125767838" text:style-name="L10">
          <text:list-item>
            <text:p text:style-name="P20"><text:span text:style-name="Emphasis"><text:span text:style-name="T2">"Si Einstein viviera, estaría en nuestro Slack."</text:span></text:span></text:p>
          </text:list-item>
          <text:list-item>
            <text:p text:style-name="P20"><text:span text:style-name="Emphasis"><text:span text:style-name="T2">"La materia oscura es el fake news de la cosmología."</text:span></text:span></text:p>
          </text:list-item>
          <text:list-item>
            <text:p text:style-name="P20"><text:span text:style-name="Emphasis"><text:span text:style-name="T2">"El Higgs es solo una fase… como el reguetón."</text:span></text:span>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13T22:17:13.88</meta:creation-date>
    <meta:document-statistic meta:table-count="2" meta:image-count="0" meta:object-count="0" meta:page-count="4" meta:paragraph-count="102" meta:word-count="746" meta:character-count="4533"/>
    <dc:date>2025-05-13T22:17:53.87</dc:date>
    <dc:creator>Lefuan </dc:creator>
    <meta:editing-duration>PT40S</meta:editing-duration>
    <meta:editing-cycles>1</meta:editing-cycles>
    <meta:generator>OpenOffice/4.1.15$Win32 OpenOffice.org_project/4115m2$Build-9813</meta:generator>
  </office:meta>
</office:document-meta>
</file>